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C3780A76AD36275C47.png" manifest:media-type="image/png"/>
  <manifest:file-entry manifest:full-path="Pictures/1000000000000306000002648BEA55CFEE463F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Cadre de texte 1" draw:style-name="gr2" draw:text-style-name="P1" svg:width="10.288cm" svg:height="2.033cm" svg:x="0.584cm" svg:y="0.377cm"><draw:text-box><text:p>Partie A avec côtes d’armor + complément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785cm" svg:y="0.318cm" svg:width="8.954cm" svg:height="4.128cm" draw:z-index="1"><draw:image xlink:href="Pictures/10000000000001A7000000C3780A76AD36275C47.png" xlink:type="simple" xlink:show="embed" xlink:actuate="onLoad" draw:mime-type="image/png"/></draw:frame></text:p>
      <text:p text:style-name="Standard"/>
      <text:p text:style-name="Standard"><draw:frame text:anchor-type="paragraph" draw:z-index="3" draw:name="Cadre de texte 2" draw:style-name="gr1" draw:text-style-name="P1" svg:width="10.542cm" svg:height="1.461cm" svg:x="-0.728cm" svg:y="7.638cm"><draw:text-box><text:p>Question 5 : + complément</text:p></draw:text-box></draw:frame><draw:frame draw:style-name="fr1" draw:name="Image1" text:anchor-type="char" svg:x="0.076cm" svg:y="9.899cm" svg:width="16.383cm" svg:height="12.954cm" draw:z-index="0"><draw:image xlink:href="Pictures/1000000000000306000002648BEA55CFEE463F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6T21:41:56.830000000</meta:creation-date>
    <dc:date>2022-01-16T21:46:39.959000000</dc:date>
    <meta:editing-duration>PT4M4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2.0.4$Windows_X86_64 LibreOffice_project/9a9c6381e3f7a62afc1329bd359cc48accb6435b</meta:generator>
  </office:meta>
</office:document-meta>
</file>